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pitch="variable" style:font-charset="x-symbol"/>
    <style:font-face style:name="StarSymbol1" svg:font-family="StarSymbol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start" style:justify-single-word="false"/>
      <style:text-properties fo:font-size="11pt" style:font-size-asian="11pt" style:font-size-complex="11pt"/>
    </style:style>
    <style:style style:name="P5" style:family="paragraph" style:parent-style-name="Standard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1pt" fo:font-style="italic" fo:font-weight="normal" officeooo:paragraph-rsid="0014ac2b" style:font-size-asian="11pt" style:font-style-asian="italic" style:font-weight-asian="normal" style:font-size-complex="11pt" style:font-style-complex="italic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1pt" fo:font-weight="normal" officeooo:paragraph-rsid="00080257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1pt" fo:font-style="normal" fo:font-weight="normal" officeooo:paragraph-rsid="000ac34c" style:font-size-asian="11pt" style:font-style-asian="normal" style:font-weight-asian="normal" style:font-size-complex="11pt" style:font-style-complex="normal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fo:font-size="11pt" fo:font-style="normal" fo:font-weight="normal" officeooo:rsid="000c6e51" officeooo:paragraph-rsid="0014ac2b" style:font-size-asian="11pt" style:font-style-asian="normal" style:font-weight-asian="normal" style:font-size-complex="11pt" style:font-style-complex="normal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fo:font-size="11pt" fo:font-style="normal" fo:font-weight="normal" officeooo:rsid="000c6e51" officeooo:paragraph-rsid="000ac34c" style:font-size-asian="11pt" style:font-style-asian="normal" style:font-weight-asian="normal" style:font-size-complex="11pt" style:font-style-complex="normal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fo:font-size="11pt" fo:font-style="normal" fo:font-weight="normal" officeooo:paragraph-rsid="0014ac2b" style:font-size-asian="11pt" style:font-style-asian="normal" style:font-weight-asian="normal" style:font-size-complex="11pt" style:font-style-complex="normal" style:font-weight-complex="normal"/>
    </style:style>
    <style:style style:name="P15" style:family="paragraph" style:parent-style-name="Standard" style:list-style-name="L1">
      <style:paragraph-properties fo:text-align="start" style:justify-single-word="false"/>
      <style:text-properties fo:font-size="11pt" fo:font-style="normal" fo:font-weight="normal" officeooo:paragraph-rsid="000c6e51" style:font-size-asian="11pt" style:font-style-asian="normal" style:font-weight-asian="normal" style:font-size-complex="11pt" style:font-style-complex="normal" style:font-weight-complex="normal"/>
    </style:style>
    <style:style style:name="P16" style:family="paragraph" style:parent-style-name="Standard" style:list-style-name="L1">
      <style:paragraph-properties fo:text-align="start" style:justify-single-word="false"/>
      <style:text-properties fo:font-size="11pt" fo:font-style="normal" fo:font-weight="normal" officeooo:rsid="000f097c" officeooo:paragraph-rsid="0014ac2b" style:font-size-asian="11pt" style:font-style-asian="normal" style:font-weight-asian="normal" style:font-size-complex="11pt" style:font-style-complex="normal" style:font-weight-complex="normal"/>
    </style:style>
    <style:style style:name="P17" style:family="paragraph" style:parent-style-name="Standard" style:list-style-name="L1">
      <style:paragraph-properties fo:text-align="start" style:justify-single-word="false"/>
      <style:text-properties fo:font-size="11pt" fo:font-style="normal" fo:font-weight="normal" officeooo:rsid="000f097c" officeooo:paragraph-rsid="000f097c" style:font-size-asian="11pt" style:font-style-asian="normal" style:font-weight-asian="normal" style:font-size-complex="11pt" style:font-style-complex="normal" style:font-weight-complex="normal"/>
    </style:style>
    <style:style style:name="P18" style:family="paragraph" style:parent-style-name="Standard" style:list-style-name="L1">
      <style:paragraph-properties fo:text-align="start" style:justify-single-word="false"/>
      <style:text-properties fo:font-size="11pt" fo:font-style="normal" fo:font-weight="normal" officeooo:rsid="0014ac2b" officeooo:paragraph-rsid="0014ac2b" style:font-size-asian="11pt" style:font-style-asian="normal" style:font-weight-asian="normal" style:font-size-complex="11pt" style:font-style-complex="normal" style:font-weight-complex="normal"/>
    </style:style>
    <style:style style:name="P19" style:family="paragraph" style:parent-style-name="Standard" style:list-style-name="L1">
      <style:paragraph-properties fo:text-align="start" style:justify-single-word="false"/>
      <style:text-properties fo:font-size="11pt" fo:font-style="normal" fo:font-weight="normal" officeooo:rsid="00131707" officeooo:paragraph-rsid="00131707" style:font-size-asian="11pt" style:font-style-asian="normal" style:font-weight-asian="normal" style:font-size-complex="11pt" style:font-style-complex="normal" style:font-weight-complex="normal"/>
    </style:style>
    <style:style style:name="P20" style:family="paragraph" style:parent-style-name="Standard" style:list-style-name="L2">
      <style:paragraph-properties fo:text-align="start" style:justify-single-word="false"/>
      <style:text-properties fo:font-size="11pt" officeooo:rsid="000f097c" officeooo:paragraph-rsid="000f097c" style:font-size-asian="11pt" style:font-size-complex="11pt"/>
    </style:style>
    <style:style style:name="P21" style:family="paragraph" style:parent-style-name="Standard" style:list-style-name="L2">
      <style:paragraph-properties fo:text-align="start" style:justify-single-word="false"/>
      <style:text-properties fo:font-size="11pt" officeooo:rsid="0010f7cb" officeooo:paragraph-rsid="0010f7cb" style:font-size-asian="11pt" style:font-size-complex="11pt"/>
    </style:style>
    <style:style style:name="P22" style:family="paragraph" style:parent-style-name="Standard" style:list-style-name="L2">
      <style:paragraph-properties fo:text-align="start" style:justify-single-word="false"/>
      <style:text-properties fo:font-size="11pt" officeooo:rsid="0014ac2b" officeooo:paragraph-rsid="0014ac2b" style:font-size-asian="11pt" style:font-size-complex="11pt"/>
    </style:style>
    <style:style style:name="P23" style:family="paragraph" style:parent-style-name="Standard" style:list-style-name="L2">
      <style:paragraph-properties fo:text-align="start" style:justify-single-word="false"/>
      <style:text-properties fo:font-size="11pt" style:font-size-asian="11pt" style:font-size-complex="11pt"/>
    </style:style>
    <style:style style:name="P24" style:family="paragraph" style:parent-style-name="Standard" style:list-style-name="L3">
      <style:paragraph-properties fo:text-align="start" style:justify-single-word="false"/>
      <style:text-properties fo:font-size="11pt" style:font-size-asian="11pt" style:font-size-complex="11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0ac34c" style:font-style-asian="normal" style:font-style-complex="normal"/>
    </style:style>
    <style:style style:name="T5" style:family="text">
      <style:text-properties fo:font-style="normal" officeooo:rsid="0014b0b5" style:font-style-asian="normal" style:font-style-complex="normal"/>
    </style:style>
    <style:style style:name="T6" style:family="text">
      <style:text-properties fo:font-style="normal" style:text-underline-style="none" style:font-style-asian="normal" style:font-style-complex="normal"/>
    </style:style>
    <style:style style:name="T7" style:family="text">
      <style:text-properties fo:font-style="normal" style:text-underline-style="none" officeooo:rsid="00080257" style:font-style-asian="normal" style:font-style-complex="normal"/>
    </style:style>
    <style:style style:name="T8" style:family="text">
      <style:text-properties fo:font-style="normal" style:text-underline-style="none" officeooo:rsid="000ac34c" style:font-style-asian="normal" style:font-style-complex="normal"/>
    </style:style>
    <style:style style:name="T9" style:family="text">
      <style:text-properties fo:font-style="normal" style:text-underline-style="none" officeooo:rsid="000c6e51" style:font-style-asian="normal" style:font-style-complex="normal"/>
    </style:style>
    <style:style style:name="T10" style:family="text">
      <style:text-properties fo:font-style="normal" style:text-underline-style="none" officeooo:rsid="0014ac2b" style:font-style-asian="normal" style:font-style-complex="normal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size="11pt" fo:font-weight="bold" style:font-size-asian="11pt" style:font-weight-asian="bold" style:font-size-complex="11pt" style:font-weight-complex="bold"/>
    </style:style>
    <style:style style:name="T13" style:family="text">
      <style:text-properties fo:font-size="11pt" fo:font-weight="normal" style:font-size-asian="11pt" style:font-weight-asian="normal" style:font-size-complex="11pt" style:font-weight-complex="normal"/>
    </style:style>
    <style:style style:name="T14" style:family="text">
      <style:text-properties officeooo:rsid="00080257"/>
    </style:style>
    <style:style style:name="T15" style:family="text">
      <style:text-properties officeooo:rsid="000a13bc"/>
    </style:style>
    <style:style style:name="T16" style:family="text">
      <style:text-properties officeooo:rsid="000c6e51"/>
    </style:style>
    <style:style style:name="T17" style:family="text">
      <style:text-properties style:text-position="super 58%" officeooo:rsid="000c6e51"/>
    </style:style>
    <style:style style:name="T18" style:family="text">
      <style:text-properties officeooo:rsid="00131707"/>
    </style:style>
    <style:style style:name="T19" style:family="text">
      <style:text-properties officeooo:rsid="0014ac2b"/>
    </style:style>
    <style:style style:name="T20" style:family="text">
      <style:text-properties officeooo:rsid="0015fcd0"/>
    </style:style>
    <style:style style:name="T21" style:family="text">
      <style:text-properties officeooo:rsid="001600df"/>
    </style:style>
    <style:style style:name="T22" style:family="text">
      <style:text-properties officeooo:rsid="0019c8e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min-label-width="0.25in"/>
        <style:text-properties style:font-name="StarSymbol"/>
      </text:list-level-style-bullet>
      <text:list-level-style-bullet text:level="2" text:style-name="Bullet_20_Symbols" text:bullet-char="•">
        <style:list-level-properties text:space-before="0.5311in" text:min-label-width="0.25in"/>
        <style:text-properties style:font-name="StarSymbol"/>
      </text:list-level-style-bullet>
      <text:list-level-style-bullet text:level="3" text:style-name="Bullet_20_Symbols" text:bullet-char="•">
        <style:list-level-properties text:space-before="1.0626in" text:min-label-width="0.25in"/>
        <style:text-properties style:font-name="StarSymbol"/>
      </text:list-level-style-bullet>
      <text:list-level-style-bullet text:level="4" text:style-name="Bullet_20_Symbols" text:bullet-char="•">
        <style:list-level-properties text:space-before="1.5937in" text:min-label-width="0.25in"/>
        <style:text-properties style:font-name="StarSymbol"/>
      </text:list-level-style-bullet>
      <text:list-level-style-bullet text:level="5" text:style-name="Bullet_20_Symbols" text:bullet-char="•">
        <style:list-level-properties text:space-before="2.1252in" text:min-label-width="0.25in"/>
        <style:text-properties style:font-name="StarSymbol"/>
      </text:list-level-style-bullet>
      <text:list-level-style-bullet text:level="6" text:style-name="Bullet_20_Symbols" text:bullet-char="•">
        <style:list-level-properties text:space-before="2.6563in" text:min-label-width="0.25in"/>
        <style:text-properties style:font-name="StarSymbol"/>
      </text:list-level-style-bullet>
      <text:list-level-style-bullet text:level="7" text:style-name="Bullet_20_Symbols" text:bullet-char="•">
        <style:list-level-properties text:space-before="3.1874in" text:min-label-width="0.25in"/>
        <style:text-properties style:font-name="StarSymbol"/>
      </text:list-level-style-bullet>
      <text:list-level-style-bullet text:level="8" text:style-name="Bullet_20_Symbols" text:bullet-char="•">
        <style:list-level-properties text:space-before="3.7189in" text:min-label-width="0.25in"/>
        <style:text-properties style:font-name="StarSymbol"/>
      </text:list-level-style-bullet>
      <text:list-level-style-bullet text:level="9" text:style-name="Bullet_20_Symbols" text:bullet-char="•">
        <style:list-level-properties text:space-before="4.25in" text:min-label-width="0.25in"/>
        <style:text-properties style:font-name="StarSymbol"/>
      </text:list-level-style-bullet>
      <text:list-level-style-bullet text:level="10" text:style-name="Bullet_20_Symbols" text:bullet-char="•">
        <style:list-level-properties text:space-before="4.7811in" text:min-label-width="0.25in"/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min-label-width="0.25in"/>
        <style:text-properties style:font-name="StarSymbol"/>
      </text:list-level-style-bullet>
      <text:list-level-style-bullet text:level="2" text:style-name="Bullet_20_Symbols" text:bullet-char="•">
        <style:list-level-properties text:space-before="0.5311in" text:min-label-width="0.25in"/>
        <style:text-properties style:font-name="StarSymbol"/>
      </text:list-level-style-bullet>
      <text:list-level-style-bullet text:level="3" text:style-name="Bullet_20_Symbols" text:bullet-char="•">
        <style:list-level-properties text:space-before="1.0626in" text:min-label-width="0.25in"/>
        <style:text-properties style:font-name="StarSymbol"/>
      </text:list-level-style-bullet>
      <text:list-level-style-bullet text:level="4" text:style-name="Bullet_20_Symbols" text:bullet-char="•">
        <style:list-level-properties text:space-before="1.5937in" text:min-label-width="0.25in"/>
        <style:text-properties style:font-name="StarSymbol"/>
      </text:list-level-style-bullet>
      <text:list-level-style-bullet text:level="5" text:style-name="Bullet_20_Symbols" text:bullet-char="•">
        <style:list-level-properties text:space-before="2.1252in" text:min-label-width="0.25in"/>
        <style:text-properties style:font-name="StarSymbol"/>
      </text:list-level-style-bullet>
      <text:list-level-style-bullet text:level="6" text:style-name="Bullet_20_Symbols" text:bullet-char="•">
        <style:list-level-properties text:space-before="2.6563in" text:min-label-width="0.25in"/>
        <style:text-properties style:font-name="StarSymbol"/>
      </text:list-level-style-bullet>
      <text:list-level-style-bullet text:level="7" text:style-name="Bullet_20_Symbols" text:bullet-char="•">
        <style:list-level-properties text:space-before="3.1874in" text:min-label-width="0.25in"/>
        <style:text-properties style:font-name="StarSymbol"/>
      </text:list-level-style-bullet>
      <text:list-level-style-bullet text:level="8" text:style-name="Bullet_20_Symbols" text:bullet-char="•">
        <style:list-level-properties text:space-before="3.7189in" text:min-label-width="0.25in"/>
        <style:text-properties style:font-name="StarSymbol"/>
      </text:list-level-style-bullet>
      <text:list-level-style-bullet text:level="9" text:style-name="Bullet_20_Symbols" text:bullet-char="•">
        <style:list-level-properties text:space-before="4.25in" text:min-label-width="0.25in"/>
        <style:text-properties style:font-name="StarSymbol"/>
      </text:list-level-style-bullet>
      <text:list-level-style-bullet text:level="10" text:style-name="Bullet_20_Symbols" text:bullet-char="•">
        <style:list-level-properties text:space-before="4.7811in" text:min-label-width="0.25in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aniel Johnson</text:p>
      <text:p text:style-name="P1"><text:span text:style-name="T14">1916 Hasley Drive, The Village</text:span>, OK 73120</text:p>
      <text:p text:style-name="P1">405-664-0873 <text:s/>djohnson@progman.us <text:s text:c="2"/>http://progman.us</text:p>
      <text:p text:style-name="P3"/>
      <text:p text:style-name="P5">Objective</text:p>
      <text:p text:style-name="P4"><text:tab/>My objective is to work as a server <text:span text:style-name="T14">&amp; network administrator </text:span>at a company where high standards and integrity are consistently demanded of every employee. <text:s/>I want to apply my experience to solve business problems both preemptively and reactively. </text:p>
      <text:p text:style-name="P4"/>
      <text:p text:style-name="P5">Education</text:p>
      <text:p text:style-name="P4"><text:tab/>BS Computer Science, <text:span text:style-name="T1">The University of Central Oklahoma</text:span> 2001-2005</text:p>
      <text:p text:style-name="P5"/>
      <text:p text:style-name="P3"><text:span text:style-name="T12">Certifications</text:span><text:span text:style-name="T13"><text:tab/>(see </text:span><text:a xlink:type="simple" xlink:href="http://progman.us/certifications/" text:style-name="Internet_20_link" text:visited-style-name="Visited_20_Internet_20_Link"><text:span text:style-name="T13">http://progman.us/certifications/</text:span></text:a><text:span text:style-name="T13"> for details)</text:span></text:p>
      <text:p text:style-name="P8"><text:tab/><text:span text:style-name="T15">VCAP5-DCD<text:tab/><text:tab/></text:span>VCAP5<text:span text:style-name="T14">-DCA<text:tab/><text:tab/>VCP4<text:tab/></text:span></text:p>
      <text:p text:style-name="P9"><text:tab/>RHCE (on RHEL6)<text:tab/><text:span text:style-name="T14">RHCVA<text:tab/><text:tab/>NPP</text:span></text:p>
      <text:p text:style-name="P4"><text:span text:style-name="T11"><text:tab/>Comp</text:span>TIA A+<text:tab/><text:tab/></text:p>
      <text:p text:style-name="P4"/>
      <text:p text:style-name="P5">Experience</text:p>
      <text:p text:style-name="P7"><text:tab/>Dell <text:span text:style-name="T21">EMC</text:span><text:span text:style-name="T3">, Oklahoma City</text:span><text:span text:style-name="T6">, </text:span><text:span text:style-name="T10">Master ProSupport Engineer for VMware/Linux</text:span><text:span text:style-name="T7"> </text:span><text:span text:style-name="T3">(</text:span><text:span text:style-name="T5">August</text:span><text:span text:style-name="T4"> 2015</text:span><text:span text:style-name="T3"> – Present)</text:span></text:p>
      <text:list xml:id="list9124029632277499147" text:style-name="L1">
        <text:list-item>
          <text:p text:style-name="P11">Handled <text:span text:style-name="T20">normal and executive </text:span>escalations from <text:span text:style-name="T19">all front-line and internal groups</text:span></text:p>
        </text:list-item>
        <text:list-item>
          <text:p text:style-name="P14"><text:span text:style-name="T22">Collaborated with diverse internal groups and 3</text:span><text:span text:style-name="T17">rd</text:span><text:span text:style-name="T16"> party vendors (Red Hat, VMware, etc) as appropriate on behalf of customers</text:span></text:p>
        </text:list-item>
        <text:list-item>
          <text:p text:style-name="P16">Developed training for <text:span text:style-name="T20">fellow SSTs and </text:span>front-line agents and proctored tests</text:p>
        </text:list-item>
        <text:list-item>
          <text:p text:style-name="P18">Owned <text:span text:style-name="T21">and drove to resolution </text:span>highly-complex issues for large and small customers both in the US and internationally</text:p>
        </text:list-item>
      </text:list>
      <text:p text:style-name="P7"/>
      <text:p text:style-name="P7"><text:tab/>Dell<text:span text:style-name="T3">, Oklahoma City</text:span><text:span text:style-name="T6">, </text:span><text:span text:style-name="T8">Senior </text:span><text:span text:style-name="T10">ProSupport Engineer for VMware/Linux </text:span><text:span text:style-name="T3">(</text:span><text:span text:style-name="T4">February 201</text:span><text:span text:style-name="T5">4</text:span><text:span text:style-name="T3"> – </text:span><text:span text:style-name="T5">August 2015</text:span><text:span text:style-name="T3">)</text:span></text:p>
      <text:list xml:id="list212407259393566" text:continue-numbering="true" text:style-name="L1">
        <text:list-item>
          <text:p text:style-name="P12">Handled escalations from the HC-V and HC-A front-line queues</text:p>
        </text:list-item>
        <text:list-item>
          <text:p text:style-name="P15"><text:span text:style-name="T16">Engaged 3</text:span><text:span text:style-name="T17">rd</text:span><text:span text:style-name="T16"> party vendors (Red Hat, VMware, etc) as appropriate on behalf of customers</text:span></text:p>
        </text:list-item>
        <text:list-item>
          <text:p text:style-name="P17">Developed training for front-line agents <text:span text:style-name="T18">and proctored tests</text:span></text:p>
        </text:list-item>
        <text:list-item>
          <text:p text:style-name="P19">Resolved highly-complex issues for large and small customers both in the US and internationally</text:p>
        </text:list-item>
      </text:list>
      <text:p text:style-name="P10"/>
      <text:p text:style-name="P6"><text:tab/>Dell<text:span text:style-name="T3">, Oklahoma City</text:span><text:span text:style-name="T6">, High Complexity Virtualization </text:span><text:span text:style-name="T9">(HC-V) </text:span><text:span text:style-name="T7">queue </text:span><text:span text:style-name="T3">(April 2011 – </text:span><text:span text:style-name="T4">February 2014</text:span><text:span text:style-name="T3">)</text:span></text:p>
      <text:list xml:id="list212407844436168" text:continue-numbering="true" text:style-name="L1">
        <text:list-item>
          <text:p text:style-name="P13">Diagnosed and resolved complex technical &amp; service issues for high-profile customers</text:p>
        </text:list-item>
        <text:list-item>
          <text:p text:style-name="P13">Demonstrated dependable attendance and <text:span text:style-name="T14">attention to detail</text:span></text:p>
        </text:list-item>
        <text:list-item>
          <text:p text:style-name="P13">Provided thorough and clear documentation throughout each case</text:p>
        </text:list-item>
        <text:list-item>
          <text:p text:style-name="P13">Managed communication and timelines with customers to resolve issues quickly</text:p>
        </text:list-item>
        <text:list-item>
          <text:p text:style-name="P13">Progressed through multiple technical certifications to demonstrate and improve my skills</text:p>
        </text:list-item>
      </text:list>
      <text:p text:style-name="P5"/>
      <text:p text:style-name="P4"><text:tab/><text:span text:style-name="T2">C. H. Guernsey &amp; Company (CHG)</text:span>, Oklahoma City, <text:span text:style-name="T14">IT dept</text:span> <text:s/>(May 1997 – April 2011)</text:p>
      <text:list xml:id="list2298689671711480099" text:style-name="L2">
        <text:list-item>
          <text:list>
            <text:list-item>
              <text:p text:style-name="P20">Server administrator for Linux and MS Windows on “white box”, Gateway, and HP/Compaq boxes</text:p>
            </text:list-item>
            <text:list-item>
              <text:p text:style-name="P21">Multi-state network administrator</text:p>
            </text:list-item>
            <text:list-item>
              <text:p text:style-name="P21">In charge of <text:span text:style-name="T19">Windows-based </text:span>Accounting/HR applications and databases since 2008</text:p>
            </text:list-item>
            <text:list-item>
              <text:p text:style-name="P22">Administered Slackware Linux servers for Samba, Apache, Qmail, Postfix, BIND, and ISC dhcpd</text:p>
            </text:list-item>
            <text:list-item>
              <text:p text:style-name="P23">Spearheaded replacement of hub-based multi-segment network with gigabit switch-based network with multiple VLANs and administered said network (<text:span text:style-name="T2">Extreme Networks</text:span> hardware)</text:p>
            </text:list-item>
            <text:list-item>
              <text:p text:style-name="P23">Introduced virtualization with VMware ESXi v4.1, Workstation v5.5-7, Player v1 / 2, Server v1.</text:p>
            </text:list-item>
          </text:list>
        </text:list-item>
      </text:list>
      <text:p text:style-name="P4"/>
      <text:p text:style-name="P4"><text:tab/>Personal consulting</text:p>
      <text:list xml:id="list695170775369115603" text:style-name="L3">
        <text:list-item>
          <text:list>
            <text:list-item>
              <text:p text:style-name="P24">Built/Rebuilt computers for family and friends, often using retired/”junk” machines from CHG</text:p>
            </text:list-item>
            <text:list-item>
              <text:p text:style-name="P24">Made several trips to Haiti to repair computers for a non-profit trade school operated by a friend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pitch="variable" style:font-charset="x-symbol"/>
    <style:font-face style:name="StarSymbol1" svg:font-family="StarSymbol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1" style:font-size-asian="12pt" style:language-asian="zxx" style:country-asian="none" style:font-name-complex="DejaVu Sans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1" style:font-size-asian="12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1" fo:font-family="StarSymbol" fo:font-size="9pt" style:font-name-asian="StarSymbol1" style:font-family-asian="StarSymbol" style:font-size-asian="9pt" style:font-name-complex="StarSymbol1" style:font-family-complex="StarSymbol" style:font-size-complex="9pt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6.2$Linux_X86_64 LibreOffice_project/00$Build-2</meta:generator>
    <meta:initial-creator>Johnson</meta:initial-creator>
    <meta:creation-date>2008-09-13T14:16:19</meta:creation-date>
    <dc:date>2017-02-08T21:24:06.069972114</dc:date>
    <meta:print-date>2012-08-29T21:49:16</meta:print-date>
    <meta:editing-cycles>55</meta:editing-cycles>
    <meta:editing-duration>PT18H39M16S</meta:editing-duration>
    <dc:title>Daniel Johnson's Resume</dc:title>
    <meta:document-statistic meta:table-count="0" meta:image-count="0" meta:object-count="0" meta:page-count="1" meta:paragraph-count="38" meta:word-count="405" meta:character-count="2796" meta:non-whitespace-character-count="2424"/>
    <meta:user-defined meta:name="Info 1"/>
    <meta:user-defined meta:name="Info 2"/>
    <meta:user-defined meta:name="Info 3"/>
    <meta:user-defined meta:name="Info 4"/>
  </office:meta>
</office:document-meta>
</file>